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30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7:14 5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9.99164" calcext:value-type="float">
            <text:p>699,99164</text:p>
          </table:table-cell>
          <table:table-cell office:value-type="float" office:value="1185" calcext:value-type="float">
            <text:p>1185</text:p>
          </table:table-cell>
          <table:table-cell office:value-type="float" office:value="4334" calcext:value-type="float">
            <text:p>4334</text:p>
          </table:table-cell>
          <table:table-cell table:number-columns-repeated="2"/>
          <table:table-cell table:formula="of:=AVERAGE([.C2:.C2010])" office:value-type="float" office:value="1157.61041666667" calcext:value-type="float">
            <text:p>1157,6104166667</text:p>
          </table:table-cell>
          <table:table-cell table:formula="of:=AVERAGE([.D2:.D2010])" office:value-type="float" office:value="4334.34791666667" calcext:value-type="float">
            <text:p>4334,34791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0476" calcext:value-type="float">
            <text:p>800,0047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2"/>
          <table:table-cell table:formula="of:=COM.MICROSOFT.STDEV.P([.C2:.C2010])" office:value-type="float" office:value="10.2092837567769" calcext:value-type="float">
            <text:p>10,2092837568</text:p>
          </table:table-cell>
          <table:table-cell table:formula="of:=COM.MICROSOFT.STDEV.P([.D2:.D2010])" office:value-type="float" office:value="3.08453734938032" calcext:value-type="float">
            <text:p>3,08453734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88" calcext:value-type="float">
            <text:p>899,98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132" calcext:value-type="float">
            <text:p>1000,011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154" calcext:value-type="float">
            <text:p>1100,0154</text:p>
          </table:table-cell>
          <table:table-cell office:value-type="float" office:value="1134" calcext:value-type="float">
            <text:p>1134</text:p>
          </table:table-cell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0626" calcext:value-type="float">
            <text:p>1200,00626</text:p>
          </table:table-cell>
          <table:table-cell office:value-type="float" office:value="1160" calcext:value-type="float">
            <text:p>1160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126" calcext:value-type="float">
            <text:p>1300,0126</text:p>
          </table:table-cell>
          <table:table-cell office:value-type="float" office:value="1128" calcext:value-type="float">
            <text:p>1128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3628" calcext:value-type="float">
            <text:p>1400,03628</text:p>
          </table:table-cell>
          <table:table-cell office:value-type="float" office:value="1160" calcext:value-type="float">
            <text:p>1160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0504" calcext:value-type="float">
            <text:p>1500,0050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9358" calcext:value-type="float">
            <text:p>1599,993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126" calcext:value-type="float">
            <text:p>1699,99126</text:p>
          </table:table-cell>
          <table:table-cell office:value-type="float" office:value="1144" calcext:value-type="float">
            <text:p>114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944" calcext:value-type="float">
            <text:p>1799,999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534" calcext:value-type="float">
            <text:p>1899,9953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9726" calcext:value-type="float">
            <text:p>1999,997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304" calcext:value-type="float">
            <text:p>2099,9930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0474" calcext:value-type="float">
            <text:p>2200,004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2272" calcext:value-type="float">
            <text:p>2300,02272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912" calcext:value-type="float">
            <text:p>2399,9912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578" calcext:value-type="float">
            <text:p>2499,99578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1308" calcext:value-type="float">
            <text:p>2600,01308</text:p>
          </table:table-cell>
          <table:table-cell office:value-type="float" office:value="1158" calcext:value-type="float">
            <text:p>1158</text:p>
          </table:table-cell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965" calcext:value-type="float">
            <text:p>2699,9965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1494" calcext:value-type="float">
            <text:p>2800,01494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8988" calcext:value-type="float">
            <text:p>2899,9898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078" calcext:value-type="float">
            <text:p>2999,9907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869" calcext:value-type="float">
            <text:p>3099,9869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9014" calcext:value-type="float">
            <text:p>3199,9901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3004" calcext:value-type="float">
            <text:p>3300,03004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166" calcext:value-type="float">
            <text:p>3399,991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1132" calcext:value-type="float">
            <text:p>3500,011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8992" calcext:value-type="float">
            <text:p>3599,9899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8556" calcext:value-type="float">
            <text:p>3699,9855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1082" calcext:value-type="float">
            <text:p>3800,0108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4156" calcext:value-type="float">
            <text:p>3900,04156</text:p>
          </table:table-cell>
          <table:table-cell office:value-type="float" office:value="1173" calcext:value-type="float">
            <text:p>1173</text:p>
          </table:table-cell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848" calcext:value-type="float">
            <text:p>4000,00848</text:p>
          </table:table-cell>
          <table:table-cell office:value-type="float" office:value="1153" calcext:value-type="float">
            <text:p>1153</text:p>
          </table:table-cell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648" calcext:value-type="float">
            <text:p>4099,99648</text:p>
          </table:table-cell>
          <table:table-cell office:value-type="float" office:value="1162" calcext:value-type="float">
            <text:p>116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322" calcext:value-type="float">
            <text:p>4200,00322</text:p>
          </table:table-cell>
          <table:table-cell office:value-type="float" office:value="1133" calcext:value-type="float">
            <text:p>113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032" calcext:value-type="float">
            <text:p>4299,990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31" calcext:value-type="float">
            <text:p>4399,9931</text:p>
          </table:table-cell>
          <table:table-cell office:value-type="float" office:value="1135" calcext:value-type="float">
            <text:p>113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933" calcext:value-type="float">
            <text:p>4499,993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942" calcext:value-type="float">
            <text:p>4599,99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0004" calcext:value-type="float">
            <text:p>4700,00004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412" calcext:value-type="float">
            <text:p>4799,9941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9012" calcext:value-type="float">
            <text:p>4899,9901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308" calcext:value-type="float">
            <text:p>5000,03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736" calcext:value-type="float">
            <text:p>5099,99736</text:p>
          </table:table-cell>
          <table:table-cell office:value-type="float" office:value="1134" calcext:value-type="float">
            <text:p>113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1212" calcext:value-type="float">
            <text:p>5200,01212</text:p>
          </table:table-cell>
          <table:table-cell office:value-type="float" office:value="1127" calcext:value-type="float">
            <text:p>112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8666" calcext:value-type="float">
            <text:p>5299,98666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0864" calcext:value-type="float">
            <text:p>5400,0086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4952" calcext:value-type="float">
            <text:p>5500,04952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008" calcext:value-type="float">
            <text:p>5600,00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466" calcext:value-type="float">
            <text:p>5700,0466</text:p>
          </table:table-cell>
          <table:table-cell office:value-type="float" office:value="1135" calcext:value-type="float">
            <text:p>113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283" calcext:value-type="float">
            <text:p>5800,0283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8746" calcext:value-type="float">
            <text:p>5899,98746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2178" calcext:value-type="float">
            <text:p>6000,02178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862" calcext:value-type="float">
            <text:p>6099,99862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6194" calcext:value-type="float">
            <text:p>6200,061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252" calcext:value-type="float">
            <text:p>6300,0025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2134" calcext:value-type="float">
            <text:p>6400,02134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2154" calcext:value-type="float">
            <text:p>6500,0215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236" calcext:value-type="float">
            <text:p>6600,0236</text:p>
          </table:table-cell>
          <table:table-cell office:value-type="float" office:value="1154" calcext:value-type="float">
            <text:p>1154</text:p>
          </table:table-cell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9552" calcext:value-type="float">
            <text:p>6699,99552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556" calcext:value-type="float">
            <text:p>6800,00556</text:p>
          </table:table-cell>
          <table:table-cell office:value-type="float" office:value="1161" calcext:value-type="float">
            <text:p>116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1632" calcext:value-type="float">
            <text:p>6900,016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6134" calcext:value-type="float">
            <text:p>7000,06134</text:p>
          </table:table-cell>
          <table:table-cell office:value-type="float" office:value="1171" calcext:value-type="float">
            <text:p>117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2556" calcext:value-type="float">
            <text:p>7100,0255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378" calcext:value-type="float">
            <text:p>7199,99378</text:p>
          </table:table-cell>
          <table:table-cell office:value-type="float" office:value="1167" calcext:value-type="float">
            <text:p>116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13" calcext:value-type="float">
            <text:p>7299,991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9804" calcext:value-type="float">
            <text:p>7399,9980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9456" calcext:value-type="float">
            <text:p>7499,9945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926" calcext:value-type="float">
            <text:p>7599,999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892" calcext:value-type="float">
            <text:p>7699,989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1676" calcext:value-type="float">
            <text:p>7800,01676</text:p>
          </table:table-cell>
          <table:table-cell office:value-type="float" office:value="1135" calcext:value-type="float">
            <text:p>113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945" calcext:value-type="float">
            <text:p>7899,9945</text:p>
          </table:table-cell>
          <table:table-cell office:value-type="float" office:value="1192" calcext:value-type="float">
            <text:p>119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24" calcext:value-type="float">
            <text:p>8000,02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72" calcext:value-type="float">
            <text:p>8099,98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1694" calcext:value-type="float">
            <text:p>8200,01694</text:p>
          </table:table-cell>
          <table:table-cell office:value-type="float" office:value="1153" calcext:value-type="float">
            <text:p>115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486" calcext:value-type="float">
            <text:p>8300,004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764" calcext:value-type="float">
            <text:p>8399,98764</text:p>
          </table:table-cell>
          <table:table-cell office:value-type="float" office:value="1133" calcext:value-type="float">
            <text:p>113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52" calcext:value-type="float">
            <text:p>8499,9952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7314" calcext:value-type="float">
            <text:p>8600,0731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8742" calcext:value-type="float">
            <text:p>8699,987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3378" calcext:value-type="float">
            <text:p>8800,0337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0836" calcext:value-type="float">
            <text:p>8900,008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6728" calcext:value-type="float">
            <text:p>9000,0672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042" calcext:value-type="float">
            <text:p>9099,990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444" calcext:value-type="float">
            <text:p>9199,994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8874" calcext:value-type="float">
            <text:p>9299,98874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664" calcext:value-type="float">
            <text:p>9400,0066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9256" calcext:value-type="float">
            <text:p>9499,99256</text:p>
          </table:table-cell>
          <table:table-cell office:value-type="float" office:value="1144" calcext:value-type="float">
            <text:p>114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8996" calcext:value-type="float">
            <text:p>9599,9899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1" calcext:value-type="float">
            <text:p>9700,01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9274" calcext:value-type="float">
            <text:p>9799,99274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1184" calcext:value-type="float">
            <text:p>9900,01184</text:p>
          </table:table-cell>
          <table:table-cell office:value-type="float" office:value="1200" calcext:value-type="float">
            <text:p>120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422" calcext:value-type="float">
            <text:p>10000,00422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2542" calcext:value-type="float">
            <text:p>10100,025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3172" calcext:value-type="float">
            <text:p>10200,031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9286" calcext:value-type="float">
            <text:p>10299,99286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8562" calcext:value-type="float">
            <text:p>10399,98562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646" calcext:value-type="float">
            <text:p>10499,9964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259" calcext:value-type="float">
            <text:p>10600,0259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9688" calcext:value-type="float">
            <text:p>10699,996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888" calcext:value-type="float">
            <text:p>10799,98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1818" calcext:value-type="float">
            <text:p>10900,01818</text:p>
          </table:table-cell>
          <table:table-cell office:value-type="float" office:value="1160" calcext:value-type="float">
            <text:p>1160</text:p>
          </table:table-cell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928" calcext:value-type="float">
            <text:p>10999,98928</text:p>
          </table:table-cell>
          <table:table-cell office:value-type="float" office:value="1185" calcext:value-type="float">
            <text:p>118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9306" calcext:value-type="float">
            <text:p>11099,993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2014" calcext:value-type="float">
            <text:p>11200,0201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1102" calcext:value-type="float">
            <text:p>11300,01102</text:p>
          </table:table-cell>
          <table:table-cell office:value-type="float" office:value="1157" calcext:value-type="float">
            <text:p>1157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1946" calcext:value-type="float">
            <text:p>11400,0194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904" calcext:value-type="float">
            <text:p>11499,9904</text:p>
          </table:table-cell>
          <table:table-cell office:value-type="float" office:value="1147" calcext:value-type="float">
            <text:p>1147</text:p>
          </table:table-cell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828" calcext:value-type="float">
            <text:p>11599,9982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8354" calcext:value-type="float">
            <text:p>11699,98354</text:p>
          </table:table-cell>
          <table:table-cell office:value-type="float" office:value="1160" calcext:value-type="float">
            <text:p>1160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468" calcext:value-type="float">
            <text:p>11799,99468</text:p>
          </table:table-cell>
          <table:table-cell office:value-type="float" office:value="1160" calcext:value-type="float">
            <text:p>1160</text:p>
          </table:table-cell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1398" calcext:value-type="float">
            <text:p>11900,01398</text:p>
          </table:table-cell>
          <table:table-cell office:value-type="float" office:value="1160" calcext:value-type="float">
            <text:p>1160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418" calcext:value-type="float">
            <text:p>11999,9941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1132" calcext:value-type="float">
            <text:p>12100,01132</text:p>
          </table:table-cell>
          <table:table-cell office:value-type="float" office:value="1164" calcext:value-type="float">
            <text:p>116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96" calcext:value-type="float">
            <text:p>12199,9996</text:p>
          </table:table-cell>
          <table:table-cell office:value-type="float" office:value="1160" calcext:value-type="float">
            <text:p>1160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0238" calcext:value-type="float">
            <text:p>12300,00238</text:p>
          </table:table-cell>
          <table:table-cell office:value-type="float" office:value="1173" calcext:value-type="float">
            <text:p>117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1188" calcext:value-type="float">
            <text:p>12400,011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5" calcext:value-type="float">
            <text:p>12499,995</text:p>
          </table:table-cell>
          <table:table-cell office:value-type="float" office:value="1147" calcext:value-type="float">
            <text:p>1147</text:p>
          </table:table-cell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8896" calcext:value-type="float">
            <text:p>12599,98896</text:p>
          </table:table-cell>
          <table:table-cell office:value-type="float" office:value="1177" calcext:value-type="float">
            <text:p>117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088" calcext:value-type="float">
            <text:p>12699,990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286" calcext:value-type="float">
            <text:p>12799,99286</text:p>
          </table:table-cell>
          <table:table-cell office:value-type="float" office:value="1186" calcext:value-type="float">
            <text:p>118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768" calcext:value-type="float">
            <text:p>12899,9976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1518" calcext:value-type="float">
            <text:p>13000,0151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0972" calcext:value-type="float">
            <text:p>13100,009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2286" calcext:value-type="float">
            <text:p>13200,022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2024" calcext:value-type="float">
            <text:p>13300,0202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278" calcext:value-type="float">
            <text:p>13399,9927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9712" calcext:value-type="float">
            <text:p>13499,9971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146" calcext:value-type="float">
            <text:p>13600,014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0724" calcext:value-type="float">
            <text:p>13700,0072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106" calcext:value-type="float">
            <text:p>13800,00106</text:p>
          </table:table-cell>
          <table:table-cell office:value-type="float" office:value="1147" calcext:value-type="float">
            <text:p>1147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386" calcext:value-type="float">
            <text:p>13899,993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9196" calcext:value-type="float">
            <text:p>13999,99196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0966" calcext:value-type="float">
            <text:p>14100,00966</text:p>
          </table:table-cell>
          <table:table-cell office:value-type="float" office:value="1132" calcext:value-type="float">
            <text:p>113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9694" calcext:value-type="float">
            <text:p>14199,9969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414" calcext:value-type="float">
            <text:p>14299,9941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0106" calcext:value-type="float">
            <text:p>14400,001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49" calcext:value-type="float">
            <text:p>14499,9949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056" calcext:value-type="float">
            <text:p>14599,99056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8968" calcext:value-type="float">
            <text:p>14699,9896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9128" calcext:value-type="float">
            <text:p>14799,99128</text:p>
          </table:table-cell>
          <table:table-cell office:value-type="float" office:value="1176" calcext:value-type="float">
            <text:p>117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9834" calcext:value-type="float">
            <text:p>14899,9983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0016" calcext:value-type="float">
            <text:p>15000,0001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9276" calcext:value-type="float">
            <text:p>15099,99276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1808" calcext:value-type="float">
            <text:p>15200,018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8856" calcext:value-type="float">
            <text:p>15299,98856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908" calcext:value-type="float">
            <text:p>15399,9908</text:p>
          </table:table-cell>
          <table:table-cell office:value-type="float" office:value="1161" calcext:value-type="float">
            <text:p>116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0196" calcext:value-type="float">
            <text:p>15500,0019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1252" calcext:value-type="float">
            <text:p>15600,0125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086" calcext:value-type="float">
            <text:p>15699,990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074" calcext:value-type="float">
            <text:p>15799,990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9034" calcext:value-type="float">
            <text:p>15899,9903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9794" calcext:value-type="float">
            <text:p>15999,997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9744" calcext:value-type="float">
            <text:p>16099,997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9094" calcext:value-type="float">
            <text:p>16199,990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338" calcext:value-type="float">
            <text:p>16299,99338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108" calcext:value-type="float">
            <text:p>16400,01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744" calcext:value-type="float">
            <text:p>16499,9974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2044" calcext:value-type="float">
            <text:p>16600,02044</text:p>
          </table:table-cell>
          <table:table-cell office:value-type="float" office:value="1151" calcext:value-type="float">
            <text:p>115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074" calcext:value-type="float">
            <text:p>16699,9907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3454" calcext:value-type="float">
            <text:p>16800,03454</text:p>
          </table:table-cell>
          <table:table-cell office:value-type="float" office:value="1162" calcext:value-type="float">
            <text:p>116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1" calcext:value-type="float">
            <text:p>16899,991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9322" calcext:value-type="float">
            <text:p>16999,9932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1342" calcext:value-type="float">
            <text:p>17100,013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0264" calcext:value-type="float">
            <text:p>17200,00264</text:p>
          </table:table-cell>
          <table:table-cell office:value-type="float" office:value="1185" calcext:value-type="float">
            <text:p>118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2316" calcext:value-type="float">
            <text:p>17300,02316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318" calcext:value-type="float">
            <text:p>17399,9931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0354" calcext:value-type="float">
            <text:p>17500,0035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263" calcext:value-type="float">
            <text:p>17600,0263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598" calcext:value-type="float">
            <text:p>17700,0059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1754" calcext:value-type="float">
            <text:p>17800,0175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8816" calcext:value-type="float">
            <text:p>17899,9881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588" calcext:value-type="float">
            <text:p>17999,99588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9544" calcext:value-type="float">
            <text:p>18099,995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3672" calcext:value-type="float">
            <text:p>18200,036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1494" calcext:value-type="float">
            <text:p>18300,014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2118" calcext:value-type="float">
            <text:p>18400,02118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1038" calcext:value-type="float">
            <text:p>18500,0103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9102" calcext:value-type="float">
            <text:p>18599,99102</text:p>
          </table:table-cell>
          <table:table-cell office:value-type="float" office:value="1176" calcext:value-type="float">
            <text:p>117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242" calcext:value-type="float">
            <text:p>18699,99242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1964" calcext:value-type="float">
            <text:p>18800,0196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9426" calcext:value-type="float">
            <text:p>18899,994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1204" calcext:value-type="float">
            <text:p>19000,0120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004" calcext:value-type="float">
            <text:p>19100,000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79" calcext:value-type="float">
            <text:p>19200,079</text:p>
          </table:table-cell>
          <table:table-cell office:value-type="float" office:value="1151" calcext:value-type="float">
            <text:p>115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133" calcext:value-type="float">
            <text:p>19300,0133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8906" calcext:value-type="float">
            <text:p>19399,98906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0658" calcext:value-type="float">
            <text:p>19500,006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8686" calcext:value-type="float">
            <text:p>19599,98686</text:p>
          </table:table-cell>
          <table:table-cell office:value-type="float" office:value="1142" calcext:value-type="float">
            <text:p>114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0824" calcext:value-type="float">
            <text:p>19700,00824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9834" calcext:value-type="float">
            <text:p>19799,9983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853" calcext:value-type="float">
            <text:p>19899,9853</text:p>
          </table:table-cell>
          <table:table-cell office:value-type="float" office:value="1161" calcext:value-type="float">
            <text:p>116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7402" calcext:value-type="float">
            <text:p>20000,07402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999" calcext:value-type="float">
            <text:p>20099,9999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8816" calcext:value-type="float">
            <text:p>20199,9881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9038" calcext:value-type="float">
            <text:p>20299,9903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4204" calcext:value-type="float">
            <text:p>20400,0420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3346" calcext:value-type="float">
            <text:p>20500,03346</text:p>
          </table:table-cell>
          <table:table-cell office:value-type="float" office:value="1164" calcext:value-type="float">
            <text:p>116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002" calcext:value-type="float">
            <text:p>20599,99002</text:p>
          </table:table-cell>
          <table:table-cell office:value-type="float" office:value="1156" calcext:value-type="float">
            <text:p>1156</text:p>
          </table:table-cell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982" calcext:value-type="float">
            <text:p>20699,9998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404" calcext:value-type="float">
            <text:p>20800,0040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8684" calcext:value-type="float">
            <text:p>20899,9868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568" calcext:value-type="float">
            <text:p>20999,9956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84" calcext:value-type="float">
            <text:p>21100,008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146" calcext:value-type="float">
            <text:p>21199,99146</text:p>
          </table:table-cell>
          <table:table-cell office:value-type="float" office:value="1177" calcext:value-type="float">
            <text:p>117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911" calcext:value-type="float">
            <text:p>21299,9911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1532" calcext:value-type="float">
            <text:p>21400,015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076" calcext:value-type="float">
            <text:p>21499,9907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1336" calcext:value-type="float">
            <text:p>21600,013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076" calcext:value-type="float">
            <text:p>21699,99076</text:p>
          </table:table-cell>
          <table:table-cell office:value-type="float" office:value="1144" calcext:value-type="float">
            <text:p>114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128" calcext:value-type="float">
            <text:p>21799,99128</text:p>
          </table:table-cell>
          <table:table-cell office:value-type="float" office:value="1163" calcext:value-type="float">
            <text:p>116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1418" calcext:value-type="float">
            <text:p>21900,01418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9972" calcext:value-type="float">
            <text:p>21999,999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242" calcext:value-type="float">
            <text:p>22100,02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86" calcext:value-type="float">
            <text:p>22199,99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096" calcext:value-type="float">
            <text:p>22300,0096</text:p>
          </table:table-cell>
          <table:table-cell office:value-type="float" office:value="1171" calcext:value-type="float">
            <text:p>117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9372" calcext:value-type="float">
            <text:p>22399,993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9192" calcext:value-type="float">
            <text:p>22499,9919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167" calcext:value-type="float">
            <text:p>22600,0167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534" calcext:value-type="float">
            <text:p>22699,9953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2106" calcext:value-type="float">
            <text:p>22800,021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714" calcext:value-type="float">
            <text:p>22899,9971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911" calcext:value-type="float">
            <text:p>22999,9911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1758" calcext:value-type="float">
            <text:p>23100,017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0308" calcext:value-type="float">
            <text:p>23200,00308</text:p>
          </table:table-cell>
          <table:table-cell office:value-type="float" office:value="1175" calcext:value-type="float">
            <text:p>117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0804" calcext:value-type="float">
            <text:p>23300,0080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0372" calcext:value-type="float">
            <text:p>23400,003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2412" calcext:value-type="float">
            <text:p>23500,0241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75" calcext:value-type="float">
            <text:p>23599,9975</text:p>
          </table:table-cell>
          <table:table-cell office:value-type="float" office:value="1141" calcext:value-type="float">
            <text:p>114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4418" calcext:value-type="float">
            <text:p>23700,0441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0654" calcext:value-type="float">
            <text:p>23800,00654</text:p>
          </table:table-cell>
          <table:table-cell office:value-type="float" office:value="1161" calcext:value-type="float">
            <text:p>116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8944" calcext:value-type="float">
            <text:p>23899,989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2058" calcext:value-type="float">
            <text:p>24000,0205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526" calcext:value-type="float">
            <text:p>24099,995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8798" calcext:value-type="float">
            <text:p>24199,98798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2434" calcext:value-type="float">
            <text:p>24300,0243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0458" calcext:value-type="float">
            <text:p>24400,004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975" calcext:value-type="float">
            <text:p>24499,9975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851" calcext:value-type="float">
            <text:p>24599,9851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1596" calcext:value-type="float">
            <text:p>24700,01596</text:p>
          </table:table-cell>
          <table:table-cell office:value-type="float" office:value="1164" calcext:value-type="float">
            <text:p>116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076" calcext:value-type="float">
            <text:p>24799,9907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234" calcext:value-type="float">
            <text:p>24900,00234</text:p>
          </table:table-cell>
          <table:table-cell office:value-type="float" office:value="1189" calcext:value-type="float">
            <text:p>118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206" calcext:value-type="float">
            <text:p>25000,002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9372" calcext:value-type="float">
            <text:p>25099,993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054" calcext:value-type="float">
            <text:p>25199,99054</text:p>
          </table:table-cell>
          <table:table-cell office:value-type="float" office:value="1142" calcext:value-type="float">
            <text:p>114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0634" calcext:value-type="float">
            <text:p>25300,00634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026" calcext:value-type="float">
            <text:p>25400,00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204" calcext:value-type="float">
            <text:p>25500,00204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346" calcext:value-type="float">
            <text:p>25599,9934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9684" calcext:value-type="float">
            <text:p>25699,9968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1354" calcext:value-type="float">
            <text:p>25800,01354</text:p>
          </table:table-cell>
          <table:table-cell office:value-type="float" office:value="1177" calcext:value-type="float">
            <text:p>117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592" calcext:value-type="float">
            <text:p>25900,0592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938" calcext:value-type="float">
            <text:p>25999,9938</text:p>
          </table:table-cell>
          <table:table-cell office:value-type="float" office:value="1163" calcext:value-type="float">
            <text:p>116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0374" calcext:value-type="float">
            <text:p>26100,003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9002" calcext:value-type="float">
            <text:p>26199,99002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8816" calcext:value-type="float">
            <text:p>26299,98816</text:p>
          </table:table-cell>
          <table:table-cell office:value-type="float" office:value="1160" calcext:value-type="float">
            <text:p>1160</text:p>
          </table:table-cell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5164" calcext:value-type="float">
            <text:p>26400,0516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131" calcext:value-type="float">
            <text:p>26500,0131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152" calcext:value-type="float">
            <text:p>26599,99152</text:p>
          </table:table-cell>
          <table:table-cell office:value-type="float" office:value="1160" calcext:value-type="float">
            <text:p>1160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9574" calcext:value-type="float">
            <text:p>26699,995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7654" calcext:value-type="float">
            <text:p>26800,0765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8674" calcext:value-type="float">
            <text:p>26899,986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8942" calcext:value-type="float">
            <text:p>26999,989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1556" calcext:value-type="float">
            <text:p>27100,01556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2254" calcext:value-type="float">
            <text:p>27200,02254</text:p>
          </table:table-cell>
          <table:table-cell office:value-type="float" office:value="1143" calcext:value-type="float">
            <text:p>1143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366" calcext:value-type="float">
            <text:p>27299,993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9302" calcext:value-type="float">
            <text:p>27399,99302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906" calcext:value-type="float">
            <text:p>27499,9906</text:p>
          </table:table-cell>
          <table:table-cell office:value-type="float" office:value="1143" calcext:value-type="float">
            <text:p>1143</text:p>
          </table:table-cell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546" calcext:value-type="float">
            <text:p>27599,9954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3586" calcext:value-type="float">
            <text:p>27700,03586</text:p>
          </table:table-cell>
          <table:table-cell office:value-type="float" office:value="1145" calcext:value-type="float">
            <text:p>114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5" calcext:value-type="float">
            <text:p>27799,995</text:p>
          </table:table-cell>
          <table:table-cell office:value-type="float" office:value="1173" calcext:value-type="float">
            <text:p>117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222" calcext:value-type="float">
            <text:p>27900,0222</text:p>
          </table:table-cell>
          <table:table-cell office:value-type="float" office:value="1160" calcext:value-type="float">
            <text:p>1160</text:p>
          </table:table-cell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212" calcext:value-type="float">
            <text:p>28000,0021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2" calcext:value-type="float">
            <text:p>28099,99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258" calcext:value-type="float">
            <text:p>28199,99258</text:p>
          </table:table-cell>
          <table:table-cell office:value-type="float" office:value="1130" calcext:value-type="float">
            <text:p>1130</text:p>
          </table:table-cell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261" calcext:value-type="float">
            <text:p>28300,0261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3096" calcext:value-type="float">
            <text:p>28400,03096</text:p>
          </table:table-cell>
          <table:table-cell office:value-type="float" office:value="1176" calcext:value-type="float">
            <text:p>117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1988" calcext:value-type="float">
            <text:p>28500,01988</text:p>
          </table:table-cell>
          <table:table-cell office:value-type="float" office:value="1160" calcext:value-type="float">
            <text:p>1160</text:p>
          </table:table-cell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3906" calcext:value-type="float">
            <text:p>28600,03906</text:p>
          </table:table-cell>
          <table:table-cell office:value-type="float" office:value="1179" calcext:value-type="float">
            <text:p>117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8842" calcext:value-type="float">
            <text:p>28699,98842</text:p>
          </table:table-cell>
          <table:table-cell office:value-type="float" office:value="1160" calcext:value-type="float">
            <text:p>1160</text:p>
          </table:table-cell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352" calcext:value-type="float">
            <text:p>28799,99352</text:p>
          </table:table-cell>
          <table:table-cell office:value-type="float" office:value="1143" calcext:value-type="float">
            <text:p>1143</text:p>
          </table:table-cell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1912" calcext:value-type="float">
            <text:p>28900,01912</text:p>
          </table:table-cell>
          <table:table-cell office:value-type="float" office:value="1160" calcext:value-type="float">
            <text:p>1160</text:p>
          </table:table-cell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9388" calcext:value-type="float">
            <text:p>28999,99388</text:p>
          </table:table-cell>
          <table:table-cell office:value-type="float" office:value="1147" calcext:value-type="float">
            <text:p>1147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3478" calcext:value-type="float">
            <text:p>29100,0347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4798" calcext:value-type="float">
            <text:p>29200,0479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916" calcext:value-type="float">
            <text:p>29299,991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939" calcext:value-type="float">
            <text:p>29399,9939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882" calcext:value-type="float">
            <text:p>29499,9988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9064" calcext:value-type="float">
            <text:p>29599,9906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9176" calcext:value-type="float">
            <text:p>29699,99176</text:p>
          </table:table-cell>
          <table:table-cell office:value-type="float" office:value="1152" calcext:value-type="float">
            <text:p>115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086" calcext:value-type="float">
            <text:p>29800,00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062" calcext:value-type="float">
            <text:p>29899,99062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348" calcext:value-type="float">
            <text:p>30000,0134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536" calcext:value-type="float">
            <text:p>30099,995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968" calcext:value-type="float">
            <text:p>30199,996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0012" calcext:value-type="float">
            <text:p>30300,00012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4824" calcext:value-type="float">
            <text:p>30400,04824</text:p>
          </table:table-cell>
          <table:table-cell office:value-type="float" office:value="1196" calcext:value-type="float">
            <text:p>119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1892" calcext:value-type="float">
            <text:p>30500,01892</text:p>
          </table:table-cell>
          <table:table-cell office:value-type="float" office:value="1152" calcext:value-type="float">
            <text:p>115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088" calcext:value-type="float">
            <text:p>30599,990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196" calcext:value-type="float">
            <text:p>30699,99196</text:p>
          </table:table-cell>
          <table:table-cell office:value-type="float" office:value="1167" calcext:value-type="float">
            <text:p>116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688" calcext:value-type="float">
            <text:p>30800,016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002" calcext:value-type="float">
            <text:p>30900,000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8878" calcext:value-type="float">
            <text:p>30999,9887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9162" calcext:value-type="float">
            <text:p>31099,9916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1022" calcext:value-type="float">
            <text:p>31200,01022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909" calcext:value-type="float">
            <text:p>31299,9909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858" calcext:value-type="float">
            <text:p>31399,9858</text:p>
          </table:table-cell>
          <table:table-cell office:value-type="float" office:value="1128" calcext:value-type="float">
            <text:p>112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368" calcext:value-type="float">
            <text:p>31499,99368</text:p>
          </table:table-cell>
          <table:table-cell office:value-type="float" office:value="1172" calcext:value-type="float">
            <text:p>117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492" calcext:value-type="float">
            <text:p>31599,99492</text:p>
          </table:table-cell>
          <table:table-cell office:value-type="float" office:value="1130" calcext:value-type="float">
            <text:p>113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608" calcext:value-type="float">
            <text:p>31700,0060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452" calcext:value-type="float">
            <text:p>31799,99452</text:p>
          </table:table-cell>
          <table:table-cell office:value-type="float" office:value="1159" calcext:value-type="float">
            <text:p>1159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43" calcext:value-type="float">
            <text:p>31899,994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6696" calcext:value-type="float">
            <text:p>32000,0669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0176" calcext:value-type="float">
            <text:p>32100,0017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1842" calcext:value-type="float">
            <text:p>32200,0184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9254" calcext:value-type="float">
            <text:p>32299,9925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758" calcext:value-type="float">
            <text:p>32400,007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328" calcext:value-type="float">
            <text:p>32500,032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24" calcext:value-type="float">
            <text:p>32599,992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118" calcext:value-type="float">
            <text:p>32700,011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424" calcext:value-type="float">
            <text:p>32799,9942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1542" calcext:value-type="float">
            <text:p>32900,01542</text:p>
          </table:table-cell>
          <table:table-cell office:value-type="float" office:value="1130" calcext:value-type="float">
            <text:p>113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0696" calcext:value-type="float">
            <text:p>33000,0069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8892" calcext:value-type="float">
            <text:p>33099,98892</text:p>
          </table:table-cell>
          <table:table-cell office:value-type="float" office:value="1166" calcext:value-type="float">
            <text:p>116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1636" calcext:value-type="float">
            <text:p>33200,01636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336" calcext:value-type="float">
            <text:p>33300,0336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723" calcext:value-type="float">
            <text:p>33400,0723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0134" calcext:value-type="float">
            <text:p>33500,00134</text:p>
          </table:table-cell>
          <table:table-cell office:value-type="float" office:value="1190" calcext:value-type="float">
            <text:p>119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9438" calcext:value-type="float">
            <text:p>33599,99438</text:p>
          </table:table-cell>
          <table:table-cell office:value-type="float" office:value="1183" calcext:value-type="float">
            <text:p>118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572" calcext:value-type="float">
            <text:p>33699,99572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9912" calcext:value-type="float">
            <text:p>33799,99912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9462" calcext:value-type="float">
            <text:p>33899,9946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462" calcext:value-type="float">
            <text:p>33999,99462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0768" calcext:value-type="float">
            <text:p>34100,0076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8862" calcext:value-type="float">
            <text:p>34199,9886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104" calcext:value-type="float">
            <text:p>34299,9910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0076" calcext:value-type="float">
            <text:p>34400,0007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216" calcext:value-type="float">
            <text:p>34499,99216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926" calcext:value-type="float">
            <text:p>34599,9926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223" calcext:value-type="float">
            <text:p>34700,022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9098" calcext:value-type="float">
            <text:p>34799,99098</text:p>
          </table:table-cell>
          <table:table-cell office:value-type="float" office:value="1190" calcext:value-type="float">
            <text:p>119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814" calcext:value-type="float">
            <text:p>34900,0814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9332" calcext:value-type="float">
            <text:p>34999,993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844" calcext:value-type="float">
            <text:p>35099,998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1832" calcext:value-type="float">
            <text:p>35200,018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238" calcext:value-type="float">
            <text:p>35300,023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113" calcext:value-type="float">
            <text:p>35400,011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362" calcext:value-type="float">
            <text:p>35499,99362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088" calcext:value-type="float">
            <text:p>35599,99088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6938" calcext:value-type="float">
            <text:p>35700,0693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274" calcext:value-type="float">
            <text:p>35799,99274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3672" calcext:value-type="float">
            <text:p>35900,036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01" calcext:value-type="float">
            <text:p>36000,001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2128" calcext:value-type="float">
            <text:p>36100,02128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9672" calcext:value-type="float">
            <text:p>36199,9967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9526" calcext:value-type="float">
            <text:p>36299,99526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1344" calcext:value-type="float">
            <text:p>36400,0134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9362" calcext:value-type="float">
            <text:p>36499,9936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094" calcext:value-type="float">
            <text:p>36599,990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4188" calcext:value-type="float">
            <text:p>36700,0418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016" calcext:value-type="float">
            <text:p>36800,0016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0324" calcext:value-type="float">
            <text:p>36900,0032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844" calcext:value-type="float">
            <text:p>36999,98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1564" calcext:value-type="float">
            <text:p>37100,0156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9108" calcext:value-type="float">
            <text:p>37199,991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5582" calcext:value-type="float">
            <text:p>37300,0558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951" calcext:value-type="float">
            <text:p>37399,9951</text:p>
          </table:table-cell>
          <table:table-cell office:value-type="float" office:value="1141" calcext:value-type="float">
            <text:p>114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9112" calcext:value-type="float">
            <text:p>37499,99112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1962" calcext:value-type="float">
            <text:p>37600,01962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304" calcext:value-type="float">
            <text:p>37700,00304</text:p>
          </table:table-cell>
          <table:table-cell office:value-type="float" office:value="1162" calcext:value-type="float">
            <text:p>116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5198" calcext:value-type="float">
            <text:p>37800,0519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044" calcext:value-type="float">
            <text:p>37900,004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496" calcext:value-type="float">
            <text:p>38000,0049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1168" calcext:value-type="float">
            <text:p>38100,0116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8852" calcext:value-type="float">
            <text:p>38199,98852</text:p>
          </table:table-cell>
          <table:table-cell office:value-type="float" office:value="1185" calcext:value-type="float">
            <text:p>118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1818" calcext:value-type="float">
            <text:p>38300,0181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9242" calcext:value-type="float">
            <text:p>38399,99242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2066" calcext:value-type="float">
            <text:p>38500,020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9384" calcext:value-type="float">
            <text:p>38599,9938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9302" calcext:value-type="float">
            <text:p>38699,9930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286" calcext:value-type="float">
            <text:p>38799,992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322" calcext:value-type="float">
            <text:p>38900,0322</text:p>
          </table:table-cell>
          <table:table-cell office:value-type="float" office:value="1152" calcext:value-type="float">
            <text:p>115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126" calcext:value-type="float">
            <text:p>38999,991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1364" calcext:value-type="float">
            <text:p>39100,0136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8812" calcext:value-type="float">
            <text:p>39199,98812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2766" calcext:value-type="float">
            <text:p>39300,027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053" calcext:value-type="float">
            <text:p>39400,005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0328" calcext:value-type="float">
            <text:p>39500,0032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1606" calcext:value-type="float">
            <text:p>39600,016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366" calcext:value-type="float">
            <text:p>39699,983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1958" calcext:value-type="float">
            <text:p>39800,019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584" calcext:value-type="float">
            <text:p>39900,00584</text:p>
          </table:table-cell>
          <table:table-cell office:value-type="float" office:value="1162" calcext:value-type="float">
            <text:p>1162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936" calcext:value-type="float">
            <text:p>39999,989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2792" calcext:value-type="float">
            <text:p>40100,02792</text:p>
          </table:table-cell>
          <table:table-cell office:value-type="float" office:value="1176" calcext:value-type="float">
            <text:p>117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1014" calcext:value-type="float">
            <text:p>40200,01014</text:p>
          </table:table-cell>
          <table:table-cell office:value-type="float" office:value="1156" calcext:value-type="float">
            <text:p>1156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0956" calcext:value-type="float">
            <text:p>40300,00956</text:p>
          </table:table-cell>
          <table:table-cell office:value-type="float" office:value="1155" calcext:value-type="float">
            <text:p>1155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054" calcext:value-type="float">
            <text:p>40399,99054</text:p>
          </table:table-cell>
          <table:table-cell office:value-type="float" office:value="1188" calcext:value-type="float">
            <text:p>118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1214" calcext:value-type="float">
            <text:p>40500,0121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9456" calcext:value-type="float">
            <text:p>40599,9945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0694" calcext:value-type="float">
            <text:p>40700,006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5916" calcext:value-type="float">
            <text:p>40800,0591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8766" calcext:value-type="float">
            <text:p>40899,987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986" calcext:value-type="float">
            <text:p>40999,999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998" calcext:value-type="float">
            <text:p>41099,9998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9566" calcext:value-type="float">
            <text:p>41199,995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472" calcext:value-type="float">
            <text:p>41299,98472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9534" calcext:value-type="float">
            <text:p>41399,99534</text:p>
          </table:table-cell>
          <table:table-cell office:value-type="float" office:value="1190" calcext:value-type="float">
            <text:p>119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3472" calcext:value-type="float">
            <text:p>41500,03472</text:p>
          </table:table-cell>
          <table:table-cell office:value-type="float" office:value="1173" calcext:value-type="float">
            <text:p>117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9318" calcext:value-type="float">
            <text:p>41599,99318</text:p>
          </table:table-cell>
          <table:table-cell office:value-type="float" office:value="1157" calcext:value-type="float">
            <text:p>115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984" calcext:value-type="float">
            <text:p>41699,998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8872" calcext:value-type="float">
            <text:p>41799,98872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2664" calcext:value-type="float">
            <text:p>41900,0266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2012" calcext:value-type="float">
            <text:p>42000,0201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100.01276" calcext:value-type="float">
            <text:p>42100,0127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1784" calcext:value-type="float">
            <text:p>42200,0178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889" calcext:value-type="float">
            <text:p>42299,9889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04" calcext:value-type="float">
            <text:p>42400,00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6948" calcext:value-type="float">
            <text:p>42500,06948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369" calcext:value-type="float">
            <text:p>42600,0369</text:p>
          </table:table-cell>
          <table:table-cell office:value-type="float" office:value="1134" calcext:value-type="float">
            <text:p>113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1774" calcext:value-type="float">
            <text:p>42700,01774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8936" calcext:value-type="float">
            <text:p>42799,989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984" calcext:value-type="float">
            <text:p>42899,9984</text:p>
          </table:table-cell>
          <table:table-cell office:value-type="float" office:value="1128" calcext:value-type="float">
            <text:p>112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639" calcext:value-type="float">
            <text:p>43000,0639</text:p>
          </table:table-cell>
          <table:table-cell office:value-type="float" office:value="1130" calcext:value-type="float">
            <text:p>113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9306" calcext:value-type="float">
            <text:p>43099,993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8982" calcext:value-type="float">
            <text:p>43199,9898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0174" calcext:value-type="float">
            <text:p>43300,001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9608" calcext:value-type="float">
            <text:p>43399,996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9006" calcext:value-type="float">
            <text:p>43499,9900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87" calcext:value-type="float">
            <text:p>43599,987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119" calcext:value-type="float">
            <text:p>43700,0119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9108" calcext:value-type="float">
            <text:p>43799,991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2284" calcext:value-type="float">
            <text:p>43900,0228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0836" calcext:value-type="float">
            <text:p>44000,00836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1952" calcext:value-type="float">
            <text:p>44100,01952</text:p>
          </table:table-cell>
          <table:table-cell office:value-type="float" office:value="1160" calcext:value-type="float">
            <text:p>1160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1736" calcext:value-type="float">
            <text:p>44200,01736</text:p>
          </table:table-cell>
          <table:table-cell office:value-type="float" office:value="1154" calcext:value-type="float">
            <text:p>1154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387" calcext:value-type="float">
            <text:p>44300,0387</text:p>
          </table:table-cell>
          <table:table-cell office:value-type="float" office:value="1143" calcext:value-type="float">
            <text:p>114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1392" calcext:value-type="float">
            <text:p>44400,01392</text:p>
          </table:table-cell>
          <table:table-cell office:value-type="float" office:value="1160" calcext:value-type="float">
            <text:p>1160</text:p>
          </table:table-cell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8934" calcext:value-type="float">
            <text:p>44499,98934</text:p>
          </table:table-cell>
          <table:table-cell office:value-type="float" office:value="1160" calcext:value-type="float">
            <text:p>1160</text:p>
          </table:table-cell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9876" calcext:value-type="float">
            <text:p>44599,99876</text:p>
          </table:table-cell>
          <table:table-cell office:value-type="float" office:value="1159" calcext:value-type="float">
            <text:p>1159</text:p>
          </table:table-cell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9642" calcext:value-type="float">
            <text:p>44699,99642</text:p>
          </table:table-cell>
          <table:table-cell office:value-type="float" office:value="1130" calcext:value-type="float">
            <text:p>113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9232" calcext:value-type="float">
            <text:p>44799,9923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1526" calcext:value-type="float">
            <text:p>44900,0152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00.00356" calcext:value-type="float">
            <text:p>45000,0035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1076" calcext:value-type="float">
            <text:p>45100,01076</text:p>
          </table:table-cell>
          <table:table-cell office:value-type="float" office:value="1160" calcext:value-type="float">
            <text:p>1160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22" calcext:value-type="float">
            <text:p>45199,9922</text:p>
          </table:table-cell>
          <table:table-cell office:value-type="float" office:value="1177" calcext:value-type="float">
            <text:p>117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0008" calcext:value-type="float">
            <text:p>45300,0000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1474" calcext:value-type="float">
            <text:p>45400,0147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2194" calcext:value-type="float">
            <text:p>45500,0219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261" calcext:value-type="float">
            <text:p>45600,0261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8746" calcext:value-type="float">
            <text:p>45699,98746</text:p>
          </table:table-cell>
          <table:table-cell office:value-type="float" office:value="1158" calcext:value-type="float">
            <text:p>115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8902" calcext:value-type="float">
            <text:p>45799,9890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8936" calcext:value-type="float">
            <text:p>45899,989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9534" calcext:value-type="float">
            <text:p>45999,9953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9486" calcext:value-type="float">
            <text:p>46099,9948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9248" calcext:value-type="float">
            <text:p>46199,99248</text:p>
          </table:table-cell>
          <table:table-cell office:value-type="float" office:value="1178" calcext:value-type="float">
            <text:p>1178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1392" calcext:value-type="float">
            <text:p>46300,01392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8116" calcext:value-type="float">
            <text:p>46399,9811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00.00956" calcext:value-type="float">
            <text:p>46500,0095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600.02562" calcext:value-type="float">
            <text:p>46600,02562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9266" calcext:value-type="float">
            <text:p>46699,9926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4536" calcext:value-type="float">
            <text:p>46800,04536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9732" calcext:value-type="float">
            <text:p>46899,99732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154" calcext:value-type="float">
            <text:p>47000,0154</text:p>
          </table:table-cell>
          <table:table-cell office:value-type="float" office:value="1159" calcext:value-type="float">
            <text:p>1159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993" calcext:value-type="float">
            <text:p>47099,9993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200.03154" calcext:value-type="float">
            <text:p>47200,0315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194" calcext:value-type="float">
            <text:p>47300,0194</text:p>
          </table:table-cell>
          <table:table-cell office:value-type="float" office:value="1140" calcext:value-type="float">
            <text:p>114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400.02304" calcext:value-type="float">
            <text:p>47400,0230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8758" calcext:value-type="float">
            <text:p>47499,98758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9444" calcext:value-type="float">
            <text:p>47599,99444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700.004" calcext:value-type="float">
            <text:p>47700,004</text:p>
          </table:table-cell>
          <table:table-cell office:value-type="float" office:value="1161" calcext:value-type="float">
            <text:p>116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9034" calcext:value-type="float">
            <text:p>47799,99034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909" calcext:value-type="float">
            <text:p>47899,9909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9136" calcext:value-type="float">
            <text:p>47999,99136</text:p>
          </table:table-cell>
          <table:table-cell office:value-type="float" office:value="1160" calcext:value-type="float">
            <text:p>1160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9898" calcext:value-type="float">
            <text:p>48099,99898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3884" calcext:value-type="float">
            <text:p>48200,03884</text:p>
          </table:table-cell>
          <table:table-cell office:value-type="float" office:value="1154" calcext:value-type="float">
            <text:p>1154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300.0276" calcext:value-type="float">
            <text:p>48300,0276</text:p>
          </table:table-cell>
          <table:table-cell office:value-type="float" office:value="1173" calcext:value-type="float">
            <text:p>117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8316" calcext:value-type="float">
            <text:p>48399,98316</text:p>
          </table:table-cell>
          <table:table-cell office:value-type="float" office:value="1147" calcext:value-type="float">
            <text:p>1147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94" calcext:value-type="float">
            <text:p>48499,994</text:p>
          </table:table-cell>
          <table:table-cell office:value-type="float" office:value="1151" calcext:value-type="float">
            <text:p>1151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867" calcext:value-type="float">
            <text:p>48599,9867</text:p>
          </table:table-cell>
          <table:table-cell office:value-type="float" office:value="1143" calcext:value-type="float">
            <text:p>1143</text:p>
          </table:table-cell>
          <table:table-cell office:value-type="float" office:value="4334" calcext:value-type="float">
            <text:p>43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0:47.560245824</dc:date>
    <meta:editing-duration>PT2M9S</meta:editing-duration>
    <meta:editing-cycles>1</meta:editing-cycles>
    <meta:document-statistic meta:table-count="1" meta:cell-count="1928" meta:object-count="0"/>
    <meta:generator>LibreOffice/5.1.6.2$Linux_X86_64 LibreOffice_project/10m0$Build-2</meta:generator>
  </office:meta>
</office:document-meta>
</file>